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 Bill and Mike and Johnnie</text:p>
      <text:p text:style-name="Standard"/>
      <text:p text:style-name="Standard">How are you all!? I have been really busy with school, junior year is a tough one, but I just wanted to write this letter to give you some updates on the project. So I am taking a college tour spring break up the coast to Maine and into Canada, and I am, hopefully, going to get to talk to Ivan Rozman! I am REALLY excited. As for info, I can't give you anything that I haven't already, waiting on Rozman and McGraw for that, but I attached a letter I sent to Pudge with some of the stuff that I am trying to piece together, so I if you see anything or know anything, don't hesitate to contact me! I just wanted to let you all know how I am doing! Miss you guys! Hope you all are doing good and that we can see each other soon and I'll introduce you to the rest of my family!</text:p>
      <text:p text:style-name="Standard"/>
      <text:p text:style-name="Standard">Love,</text:p>
      <text:p text:style-name="Standard">Olek</text:p>
      <text:p text:style-name="Standard"/>
      <text:p text:style-name="Standard"/>
      <text:p text:style-name="Standard">+1 (571)-205-2025</text:p>
      <text:p text:style-name="Standard"><text:a xlink:type="simple" xlink:href="mailto:osaintpiggy11@gmail.com" text:style-name="Internet_20_link" text:visited-style-name="Visited_20_Internet_20_Link">osaintpiggy11@gmail.com</text:a></text:p>
      <text:p text:style-name="Standard">4905 MacArthur Blvd. NW</text:p>
      <text:p text:style-name="Standard">Washington, D.C. 20007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k Yardas</meta:initial-creator>
    <meta:creation-date>2015-02-15T18:54:15.65</meta:creation-date>
    <meta:document-statistic meta:table-count="0" meta:image-count="0" meta:object-count="0" meta:page-count="1" meta:paragraph-count="8" meta:word-count="177" meta:character-count="897"/>
    <dc:date>2015-02-15T19:00:46.65</dc:date>
    <dc:creator>Olek Yardas</dc:creator>
    <meta:editing-duration>PT6M33S</meta:editing-duration>
    <meta:editing-cycles>1</meta:editing-cycles>
    <meta:generator>OpenOffice/4.1.1$Win32 OpenOffice.org_project/411m6$Build-9775</meta:generator>
  </office:meta>
</office:document-meta>
</file>